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20000032179C1A111.png" manifest:media-type="image/png"/>
  <manifest:file-entry manifest:full-path="Pictures/100000000000019F000000552EEC0ED5.png" manifest:media-type="image/png"/>
  <manifest:file-entry manifest:full-path="Pictures/10000000000002AA000000F1BB4639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374652" officeooo:paragraph-rsid="0029de5e"/>
    </style:style>
    <style:style style:name="P3" style:family="paragraph" style:parent-style-name="Standard">
      <style:paragraph-properties fo:text-align="start" style:justify-single-word="false"/>
      <style:text-properties officeooo:rsid="00374652" officeooo:paragraph-rsid="00374652"/>
    </style:style>
    <style:style style:name="P4" style:family="paragraph" style:parent-style-name="Standard">
      <style:text-properties officeooo:rsid="003908ba" officeooo:paragraph-rsid="003908ba"/>
    </style:style>
    <style:style style:name="P5" style:family="paragraph" style:parent-style-name="Standard">
      <style:text-properties style:font-name="Fira Code" fo:font-size="13pt" fo:font-weight="bold" officeooo:rsid="003908ba" officeooo:paragraph-rsid="003908ba" style:font-size-asian="13pt" style:font-weight-asian="bold" style:font-size-complex="13pt" style:font-weight-complex="bold"/>
    </style:style>
    <style:style style:name="T1" style:family="text">
      <style:text-properties officeooo:rsid="003dbc86"/>
    </style:style>
    <style:style style:name="T2" style:family="text">
      <style:text-properties style:font-name="Fira Code Retina" fo:font-size="13pt" fo:font-style="normal" fo:font-weight="bold" officeooo:rsid="00374652" style:font-size-asian="13pt" style:font-style-asian="normal" style:font-weight-asian="bold" style:font-size-complex="13pt" style:font-style-complex="normal" style:font-weight-complex="bold"/>
    </style:style>
    <style:style style:name="T3" style:family="text">
      <style:text-properties style:font-name="Fira Code" fo:font-size="13pt" fo:font-style="normal" fo:font-weight="bold" officeooo:rsid="00379012" style:font-size-asian="13pt" style:font-style-asian="normal" style:font-weight-asian="bold" style:font-size-complex="13pt" style:font-style-complex="normal" style:font-weight-complex="bold"/>
    </style:style>
    <style:style style:name="T4" style:family="text">
      <style:text-properties style:font-name="Fira Cod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Fira Code Retina"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estructurando <text:span text:style-name="T1">A</text:span></text:p>
      <text:p text:style-name="P2"/>
      <text:p text:style-name="P2"/>
      <text:p text:style-name="P3"><draw:frame draw:style-name="fr1" draw:name="Imagen1" text:anchor-type="char" svg:width="17cm" svg:height="18.86cm" draw:z-index="1"><draw:image xlink:href="Pictures/10000000000002D20000032179C1A111.png" xlink:type="simple" xlink:show="embed" xlink:actuate="onLoad" draw:mime-type="image/png"/></draw:frame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2" draw:name="Imagen3" text:anchor-type="char" svg:width="17cm" svg:height="6.006cm" draw:z-index="0"><draw:image xlink:href="Pictures/10000000000002AA000000F1BB4639F0.png" xlink:type="simple" xlink:show="embed" xlink:actuate="onLoad" draw:mime-type="image/png"/></draw:frame><text:soft-page-break/><text:span text:style-name="T2"/></text:p>
      <text:p text:style-name="P4"><text:span text:style-name="T3"/></text:p>
      <text:p text:style-name="P4"><text:span text:style-name="T3">R</text:span><text:span text:style-name="T4">esultado</text:span></text:p>
      <text:p text:style-name="P5"><text:span text:style-name="T5"/></text:p>
      <text:p text:style-name="P3"><draw:frame draw:style-name="fr3" draw:name="Imagen2" text:anchor-type="char" svg:width="10.98cm" svg:height="2.249cm" draw:z-index="2"><draw:image xlink:href="Pictures/100000000000019F000000552EEC0ED5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21T20:59:45.173000232">21/10/24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21T20:59:45.111000000</dc:date>
    <meta:editing-duration>PT3H56M50S</meta:editing-duration>
    <meta:editing-cycles>32</meta:editing-cycles>
    <meta:generator>LibreOffice/24.8.2.1$Windows_X86_64 LibreOffice_project/0f794b6e29741098670a3b95d60478a65d05ef13</meta:generator>
    <meta:document-statistic meta:table-count="0" meta:image-count="3" meta:object-count="0" meta:page-count="2" meta:paragraph-count="5" meta:word-count="10" meta:character-count="81" meta:non-whitespace-character-count="76"/>
  </office:meta>
</office:document-meta>
</file>